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Object.createURL( final File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FileObject.doGet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rlFileObject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FileObject.doLis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Object.doAt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FileObject.do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Object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FileObject.UrlFileObject( final UrlFileSystem fs , final FileName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